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margin-left="0in" fo:margin-right="0in" fo:text-indent="0in" style:auto-text-indent="false"/>
      <style:text-properties style:font-name="Georgia" fo:font-size="10.5pt" style:font-size-asian="10.5pt" style:font-size-complex="10.5pt"/>
    </style:style>
    <style:style style:name="P2" style:family="paragraph" style:parent-style-name="Heading_20_1">
      <style:paragraph-properties fo:margin-left="0in" fo:margin-right="0in" fo:text-indent="0in" style:auto-text-indent="false"/>
      <style:text-properties style:font-name="Georgia" fo:font-size="10.5pt" fo:font-weight="normal" style:font-size-asian="10.5pt" style:font-weight-asian="normal" style:font-size-complex="10.5pt" style:font-weight-complex="normal"/>
    </style:style>
    <style:style style:name="P3" style:family="paragraph" style:parent-style-name="Standard" style:master-page-name="Standard">
      <style:paragraph-properties fo:margin-left="0in" fo:margin-right="0in" fo:text-align="center" style:justify-single-word="false" fo:text-indent="0in" style:auto-text-indent="false" style:page-number="auto"/>
      <style:text-properties style:font-name="Georgia" fo:font-size="14pt" style:font-size-asian="14pt" style:font-size-complex="14pt"/>
    </style:style>
    <style:style style:name="P4" style:family="paragraph" style:parent-style-name="Standard">
      <style:paragraph-properties fo:margin-left="0in" fo:margin-right="0in" fo:text-indent="0in" style:auto-text-indent="false"/>
      <style:text-properties style:font-name="Georgia" fo:font-size="10.5pt" style:font-size-asian="10.5pt" style:font-size-complex="10.5pt"/>
    </style:style>
    <style:style style:name="P5" style:family="paragraph" style:parent-style-name="Standard">
      <style:paragraph-properties fo:margin-left="0in" fo:margin-right="0in" fo:text-indent="0in" style:auto-text-indent="false"/>
      <style:text-properties style:font-name="Georgia" fo:font-size="10.5pt" fo:font-weight="bold" style:font-size-asian="10.5pt" style:font-weight-asian="bold" style:font-size-complex="10.5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God's Promises to You</text:span></text:p>
      <text:p text:style-name="P4">Read: Psalm 33:18-22</text:p>
      <text:p text:style-name="P4"><text:s/></text:p>
      <text:p text:style-name="P4">Text: Psalm 33:12 “Blessed is the nation whose God is the LORD: and the people whom he hath chosen for his own inheritance.”</text:p>
      <text:p text:style-name="P4"/>
      <text:p text:style-name="P4"><text:span text:style-name="T1">Introduction: </text:span>This morning I hope to encourage you with this message.</text:p>
      <text:p text:style-name="P4"/>
      <text:p text:style-name="P4"><text:span text:style-name="T1">I. He is watching over you:</text:span> all those who fear Him can know for sure that His eye is on them. There is nothing that can happen to me or to you that surprises Him. He sees us exactly as we are; He sees the good in us as well as the bad. Regardless of the truth that He knows about us He still gazes on us with eyes of mercy and hope. He believes in us when we don’t even believe in ourselves. </text:p>
      <text:p text:style-name="P4"><text:s text:c="2"/>There are times that we go through trials that we may wonder where God is. He is there. He was there on 9/11 when the World Trade Towers fell. He was there on November 7, 1996; when my mother was killed by a hit-and-run driver. He was there on July 25, 2002 when I finally repented of my hidden sin and gave myself totally to Him. </text:p>
      <text:p text:style-name="P4"/>
      <text:p text:style-name="P4"><text:span text:style-name="T1">II. He will deliver you from famine and death:</text:span> Is this a promise that troubles will not come? No! It is just the opposite. This is a promise that famine and death will knock and they may even try to come in but God promises to deliver us from death and keep us alive in a time of famine. He did it for the widow of Zarephath. In II Kings 8 we read how God sent this widow woman away to spare her from a famine. This is the same woman who saw God raise her son from the dead. He delivered her from famine and death. What is the promise here? Here it is: “Fear the Lord and you will not die until He chooses to take you into an eternal existence with Him.” And death for the believer in Christ is not death but just the beginning of the eternal part of our life.</text:p>
      <text:p text:style-name="P4"/>
      <text:h text:style-name="P1" text:outline-level="1">III. He will be your help and shield:<text:span text:style-name="T2"> As we wait on Him He becomes <text:s/>our help and shield. He is the one who comes to our aid and He is our protector. As we wait (that means to not get in a hurry) on Him in prayer we find that He comes alongside and helps us. It may <text:s/>not seem like a dramatic promise but just the thought that God cares about the little parts of me that need help is an encouragement to me. </text:span></text:h>
      <text:h text:style-name="P2" text:outline-level="1"><text:s text:c="2"/>You cannot get a flat tire that He doesn’t care about. He is concerned about the things that you are concerned about. That means that He even cares about the run in your hose and the missing contact lens. He is our help and He is also our protector. </text:h>
      <text:p text:style-name="P4"><text:s text:c="2"/>We may never know how many accidents that God protected us from. We may never know the multitude of diseases that He kept from us. We may never know the bad relationships that God kept us out of. He continues shielding us from harm and sin and trouble and turmoil without a word of thanks or even an acknowledgment of what He has done. (STOP AND TAKE A MOMENT TO THANK HIM RIGHT NOW FOR UNREALIZED PROTECTION).</text:p>
      <text:p text:style-name="P4"><text:s/></text:p>
      <text:p text:style-name="P4"><text:span text:style-name="T1">IV. He promises a joyful heart:</text:span> Trusting in Him has its own reward and that is a joyful heart. Let others be anxious but we can rejoice because we know who is at the wheel in this storm that we’re passing through. This joy comes from a confidant heart. We are not gambling on the outcomes of life but rather we have read the back of the book and we know what the final score is so we place our bets on the future with a smug confidence that others don’t understand. The race is already decided and we know who the winner is. It is joy unspeakable and full of glory.</text:p>
      <text:p text:style-name="P5"/>
      <text:p text:style-name="P4"><text:span text:style-name="T1">Conclude:</text:span> Psalm 34:6-8 “This poor man cried, and the LORD heard him, and saved him out of all his troubles. The angel of the LORD encampeth round about them that fear him, and delivereth them. O taste and see that the LORD is good: blessed is the man that trusteth in him.” The psalmist talks a lot about mans responsibility to God but he is equally vocal about God’s promises/faithfulness to us.</text:p>
      <text:p text:style-name="P4"><text:s text:c="2"/>His eye is on us</text:p>
      <text:p text:style-name="P4"><text:s text:c="2"/>He will deliver us from famine and death.</text:p>
      <text:p text:style-name="P4"><text:s text:c="2"/>He will be our help and shield.</text:p>
      <text:p text:style-name="P4"><text:s text:c="2"/>He promises a Joyful heart.</text:p>
      <text:p text:style-name="P4">Please stand with me as we spend a few moments in praise for His care for us.</text:p>
      <text:p text:style-name="P4"><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font-weight-complex="bold"/>
    </style:style>
    <style:style style:name="Default_20_Paragraph_20_Font" style:display-name="Default Paragraph Fon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columns fo:column-count="2" fo:column-gap="0.4917in">
          <style:column-sep style:width="0.0008in" style:color="#000000" style:height="100%"/>
          <style:column style:rel-width="32767*" fo:start-indent="0in" fo:end-indent="0.2457in"/>
          <style:column style:rel-width="32767*" fo:start-indent="0.2457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hings About God &amp; You</dc:title>
    <meta:initial-creator>Joel Tice</meta:initial-creator>
    <meta:creation-date>2007-08-18T17:05:00</meta:creation-date>
    <dc:creator>Joel Tice</dc:creator>
    <dc:date>2019-09-12T09:51:12.27</dc:date>
    <meta:editing-cycles>7</meta:editing-cycles>
    <meta:editing-duration>PT6H6M24S</meta:editing-duration>
    <meta:generator>OpenOffice/4.1.3$Win32 OpenOffice.org_project/413m1$Build-9783</meta:generator>
    <meta:printed-by>Joel Tice</meta:printed-by>
    <meta:print-date>2019-09-12T09:49:41.57</meta:print-date>
    <meta:document-statistic meta:table-count="0" meta:image-count="0" meta:object-count="0" meta:page-count="1" meta:paragraph-count="20" meta:word-count="785" meta:character-count="3953"/>
  </office:meta>
</office:document-meta>
</file>